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5.006cm"/>
    </style:style>
    <style:style style:name="co4" style:family="table-column">
      <style:table-column-properties fo:break-before="auto" style:column-width="2.7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 style:data-style-name="N3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</style:style>
    <style:style style:name="T1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 table:print="false">
        <office:forms form:automatic-focus="false" form:apply-design-mode="false"/>
        <table:table-column table:style-name="co3" table:default-cell-style-name="ce2"/>
        <table:table-column table:style-name="co2" table:default-cell-style-name="ce4"/>
        <table:table-column table:style-name="co2" table:default-cell-style-name="ce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Balears Nº de empresas en Régimen general año 2009</text:p>
          </table:table-cell>
          <table:table-cell table:style-name="ce1"/>
          <table:table-cell table:number-columns-repeated="1022"/>
        </table:table-row>
        <table:table-row table:style-name="ro2">
          <table:table-cell table:style-name="ce1" office:value-type="string">
            <text:p>Municipio</text:p>
          </table:table-cell>
          <table:table-cell table:style-name="ce3" office:value-type="string">
            <text:p>Nº de empresas Frecuencia absoluta</text:p>
          </table:table-cell>
          <table:table-cell table:style-name="ce3" office:value-type="string">
            <text:p>Superfície Km2</text:p>
          </table:table-cell>
          <table:table-cell table:style-name="ce7"/>
          <table:table-cell office:value-type="string">
            <text:p>FERNANDO RODRIGUEZ MUÑOZ.DNI.34064570Y</text:p>
          </table:table-cell>
          <table:table-cell table:number-columns-repeated="1019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0428">Alaior</text:a></text:span></text:p>
          </table:table-cell>
          <table:table-cell table:style-name="ce1"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73">Alaró</text:a></text:span></text:p>
          </table:table-cell>
          <table:table-cell table:style-name="ce1" office:value-type="float" office:value="96">
            <text:p>96</text:p>
          </table:table-cell>
          <table:table-cell office:value-type="float" office:value="45.79">
            <text:p>45,7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86">Alcúdia</text:a></text:span></text:p>
          </table:table-cell>
          <table:table-cell table:style-name="ce1"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37">Algaida</text:a></text:span></text:p>
          </table:table-cell>
          <table:table-cell table:style-name="ce1" office:value-type="float" office:value="116">
            <text:p>116</text:p>
          </table:table-cell>
          <table:table-cell office:value-type="float" office:value="89.78">
            <text:p>89,78</text:p>
          </table:table-cell>
          <table:table-cell/>
          <table:table-cell table:style-name="ce1" office:value-type="string">
            <text:p>Covarianza</text:p>
          </table:table-cell>
          <table:table-cell table:style-name="ce9" table:formula="of:=COVAR([.B3:.B69];[.C3:.C69])" office:value-type="float" office:value="42188.8264600551">
            <text:p>42188,83</text:p>
          </table:table-cell>
          <table:table-cell table:style-name="ce10"/>
          <table:table-cell table:number-columns-repeated="1017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1">Andratx</text:a></text:span></text:p>
          </table:table-cell>
          <table:table-cell table:style-name="ce1" office:value-type="float" office:value="449">
            <text:p>449</text:p>
          </table:table-cell>
          <table:table-cell office:value-type="float" office:value="81.46">
            <text:p>81,46</text:p>
          </table:table-cell>
          <table:table-cell/>
          <table:table-cell table:style-name="ce1" office:value-type="string">
            <text:p>Coeficiente de correlación</text:p>
          </table:table-cell>
          <table:table-cell table:style-name="ce1"/>
          <table:table-cell table:style-name="ce9" table:formula="of:=CORREL([.B3:.B69];[.C3:.C69])" office:value-type="float" office:value="0.368542767142829">
            <text:p>0,37</text:p>
          </table:table-cell>
          <table:table-cell table:number-columns-repeated="1017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3">Ariany</text:a></text:span>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46">Artà</text:a></text:span>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/>
          <table:table-cell table:style-name="ce8" office:value-type="string">
            <text:p>Comentario:No existe una fuerte relación lineal entre variables, más bien una débil <text:s/>relación lineal</text:p>
          </table:table-cell>
          <table:table-cell table:number-columns-repeated="1019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/>
          <table:table-cell table:style-name="ce8" office:value-type="string">
            <text:p>debido al que el coeficiente de correlación es más próximo de cero que de uno </text:p>
          </table:table-cell>
          <table:table-cell table:number-columns-repeated="1019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8">Binissalem</text:a></text:span>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6">Búger</text:a></text:span>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3">Bunyola</text:a></text:span>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1">Calvià</text:a></text:span></text:p>
          </table:table-cell>
          <table:table-cell table:style-name="ce5" office:value-type="float" office:value="2080">
            <text:p>2.080</text:p>
          </table:table-cell>
          <table:table-cell office:value-type="float" office:value="145.02">
            <text:p>145,0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7">Campanet</text:a></text:span>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5">Campos</text:a></text:span>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70">Capdepera</text:a></text:span>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2012">Es Castell</text:a></text:span>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0">Ciutadella de Menorca</text:a></text:span></text:p>
          </table:table-cell>
          <table:table-cell table:style-name="ce5" office:value-type="float" office:value="1065">
            <text:p>1.065</text:p>
          </table:table-cell>
          <table:table-cell office:value-type="float" office:value="186.34">
            <text:p>186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6">Consell</text:a></text:span>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4">Costitx</text:a></text:span>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0">Deià</text:a></text:span>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05">Eivissa</text:a></text:span></text:p>
          </table:table-cell>
          <table:table-cell table:style-name="ce5" office:value-type="float" office:value="2374">
            <text:p>2.374</text:p>
          </table:table-cell>
          <table:table-cell office:value-type="float" office:value="11.49">
            <text:p>11,4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6">Escorca</text:a></text:span>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4">Esporles</text:a></text:span>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2">Estellencs</text:a></text:span>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6">Felanitx</text:a></text:span>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2">Ferreries</text:a></text:span>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87">Formentera</text:a></text:span>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3">Fornalutx</text:a></text:span>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7">Inca</text:a></text:span></text:p>
          </table:table-cell>
          <table:table-cell table:style-name="ce1"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4">Lloret de Vistalegre</text:a></text:span>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2">Lloseta</text:a></text:span></text:p>
          </table:table-cell>
          <table:table-cell table:style-name="ce1"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0">Llubí</text:a></text:span>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8">Llucmajor</text:a></text:span>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6">Manacor</text:a></text:span></text:p>
          </table:table-cell>
          <table:table-cell table:style-name="ce5" office:value-type="float" office:value="1364">
            <text:p>1.364</text:p>
          </table:table-cell>
          <table:table-cell office:value-type="float" office:value="260.31">
            <text:p>260,3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2">Mancor de la Vall</text:a></text:span>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4">Maó</text:a></text:span></text:p>
          </table:table-cell>
          <table:table-cell table:style-name="ce5" office:value-type="float" office:value="1315">
            <text:p>1.315</text:p>
          </table:table-cell>
          <table:table-cell office:value-type="float" office:value="117.2">
            <text:p>117,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0">Maria de la Salut</text:a></text:span>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8">Marratxí</text:a></text:span>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6">Es Mercadal</text:a></text:span>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2">Es Migjorn Gran</text:a></text:span>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6">Montuïri</text:a></text:span>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7">Muro</text:a></text:span>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5">Palma de Mallorca</text:a></text:span></text:p>
          </table:table-cell>
          <table:table-cell table:style-name="ce5" office:value-type="float" office:value="14541">
            <text:p>14.541</text:p>
          </table:table-cell>
          <table:table-cell office:value-type="float" office:value="208.63">
            <text:p>208,6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1">Petra</text:a></text:span>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7">Sa Pobla</text:a></text:span>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6">Pollença</text:a></text:span>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1">Porreres</text:a></text:span>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87">Puigpunyent</text:a></text:span>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61">Ses Salines</text:a></text:span>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13">Sant Antoni de Portmany</text:a></text:span>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73">Sant Joan</text:a></text:span>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0">Sant Joan de Labritja</text:a></text:span>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2">Sant Josep de Sa Talaia</text:a></text:span>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9">Sant Llorenç des Cardassar</text:a></text:span>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4">Sant Lluís</text:a></text:span>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7">Santa Eugènia</text:a></text:span>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4">Santa Eulària del Riu</text:a></text:span></text:p>
          </table:table-cell>
          <table:table-cell table:style-name="ce5" office:value-type="float" office:value="1187">
            <text:p>1.187</text:p>
          </table:table-cell>
          <table:table-cell office:value-type="float" office:value="153.58">
            <text:p>153,5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9">Santa Margalida</text:a></text:span>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1">Santa Maria del Camí</text:a></text:span>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6">Santanyí</text:a></text:span>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3">Selva</text:a></text:span></text:p>
          </table:table-cell>
          <table:table-cell office:value-type="float" office:value="84">
            <text:p>84</text:p>
          </table:table-cell>
          <table:table-cell table:style-name="ce6" office:value-type="string">
            <text:p>48.75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1">Sencelles</text:a></text:span>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8">Sineu</text:a></text:span>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2">Sóller</text:a></text:span>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0">Son Servera</text:a></text:span>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8">Valldemossa</text:a></text:span>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021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6">Vilafranca de Bonany</text:a></text:span>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021"/>
        </table:table-row>
      </table:table>
      <table:table table:name="Hoja2" table:style-name="ta2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9:4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icia1</meta:initial-creator>
    <meta:creation-date>2011-03-15T00:01:01</meta:creation-date>
    <dc:creator>FERNANDO RODRIGUEZ MUÑOZ</dc:creator>
    <dc:date>2011-03-21T19:44:51.14</dc:date>
    <meta:generator>OpenOffice.org/3.3$Win32 OpenOffice.org_project/330m20$Build-9567</meta:generator>
    <meta:editing-duration>PT1H17M44S</meta:editing-duration>
    <meta:editing-cycles>9</meta:editing-cycles>
    <meta:document-statistic meta:table-count="3" meta:cell-count="212" meta:object-count="0"/>
  </office:meta>
</office:document-meta>
</file>